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0000001E0532C589281CD678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4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4.6165in" draw:z-index="0"><draw:image xlink:href="Pictures/10000000000002D0000001E0532C589281CD678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20:13:18.495566382</meta:creation-date>
    <dc:date>2018-09-08T20:14:31.066191062</dc:date>
    <meta:editing-duration>PT1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0.3$Linux_X86_64 LibreOffice_project/f663d5e6bbc10760d525e14882490d040a42706d</meta:generator>
  </office:meta>
</office:document-meta>
</file>